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oooc="http://openoffice.org/2004/calc" xmlns:style="urn:oasis:names:tc:opendocument:xmlns:style:1.0" xmlns:fo="urn:oasis:names:tc:opendocument:xmlns:xsl-fo-compatible:1.0" xmlns:number="urn:oasis:names:tc:opendocument:xmlns:datastyle:1.0" xmlns:xlink="http://www.w3.org/1999/xlink">
  <office:body>
    <office:spreadsheet>
      <table:table table:name="Sheet1">
        <table:table-row>
          <table:table-cell office:value-type="string" table:style-name="header_style">
            <text:p>Col 1</text:p>
          </table:table-cell>
          <table:table-cell office:value-type="string" table:style-name="header_style">
            <text:p>Col 2</text:p>
          </table:table-cell>
          <table:table-cell office:value-type="string" table:style-name="header_style">
            <text:p>Col 3</text:p>
          </table:table-cell>
        </table:table-row>
        <table:table-row>
          <table:table-cell office:value-type="float" office:value="1" table:style-name="row_style">
            <text:p>1</text:p>
          </table:table-cell>
          <table:table-cell office:value-type="float" office:value="2" table:style-name="row_style">
            <text:p>2</text:p>
          </table:table-cell>
          <table:table-cell office:value-type="float" office:value="3" table:style-name="row_style">
            <text:p>3</text:p>
          </table:table-cell>
        </table:table-row>
        <table:table-row>
          <table:table-cell office:value-type="float" office:value="4" table:style-name="row_style">
            <text:p>4</text:p>
          </table:table-cell>
          <table:table-cell office:value-type="float" office:value="5" table:style-name="row_style">
            <text:p>5</text:p>
          </table:table-cell>
          <table:table-cell office:value-type="float" office:value="6" table:style-name="row_style">
            <text:p>6</text:p>
          </table:table-cell>
        </table:table-row>
        <table:table-row>
          <table:table-cell office:value-type="float" office:value="7" table:style-name="row_style">
            <text:p>7</text:p>
          </table:table-cell>
          <table:table-cell office:value-type="float" office:value="8" table:style-name="row_style">
            <text:p>8</text:p>
          </table:table-cell>
          <table:table-cell office:value-type="float" office:value="9" table:style-name="row_style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
                        xmlns:style="urn:oasis:names:tc:opendocument:xmlns:style:1.0"
                        xmlns:number="urn:oasis:names:tc:opendocument:xmlns:datastyle:1.0"
                        xmlns:svg="urn:oasis:names:tc:opendocument:xmlns:svg-compatible:1.0"
                        xmlns:fo="urn:oasis:names:tc:opendocument:xmlns:xsl-fo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 />
    </number:number-style>
    <number:number-style style:name="integer-grouped">
      <number:number number:decimal-places="0" number:min-integer-digits="1" number:grouping="true" />
    </number:number-style>
    <number:date-style style:name="year-to-day-long">
      <number:year number:style="long"/>
      <number:text>-</number:text>
      <number:month number:style="long"/>
      <number:text>-</number:text>
      <number:day number:style="long"/>
    </number:date-style>
<style:style style:name="header_style" style:family="table-cell"><style:text-properties fo:font-size="10"/><style:text-properties table:align="true"/><style:text-properties fo:color="#FFFFFF"/><style:table-cell-properties fo:background-color="#AAAAAA"/></style:style><style:style style:name="row_style" style:family="table-cell"><style:text-properties fo:font-size="10"/><style:text-properties table:align="true"/><style:text-properties fo:color="#000000"/></style:style></office:styles> </office:document-styles>
</file>